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1">
      <style:paragraph-properties fo:margin-left="-0.4925in" fo:margin-right="0in" fo:margin-top="0in" fo:margin-bottom="0in" fo:text-indent="0in" style:auto-text-indent="false"/>
    </style:style>
    <style:style style:name="P4" style:family="paragraph" style:parent-style-name="Text_20_body" style:list-style-name="L1">
      <style:paragraph-properties fo:margin-left="0.4925in" fo:margin-right="0in" fo:margin-top="0in" fo:margin-bottom="0in" fo:text-indent="0in" style:auto-text-indent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ting up a new site on Webfaction</text:p>
      <text:p text:style-name="Standard"/>
      <text:list xml:id="list300253713" text:style-name="L1">
        <text:list-item>
          <text:p text:style-name="P2">ssh name@name.webfactional.com</text:p>
        </text:list-item>
        <text:list-item>
          <text:p text:style-name="P2">sftp name@name.webfactional.com</text:p>
          <text:list>
            <text:list-item>
              <text:p text:style-name="P3">used nrp.local_settings.py for sqlite</text:p>
            </text:list-item>
          </text:list>
        </text:list-item>
        <text:list-item>
          <text:p text:style-name="P2">change httpd.conf and local_settings.py <text:s/></text:p>
          <text:list>
            <text:list-item>
              <text:p text:style-name="P2">add map coordinates to local_settings.py </text:p>
            </text:list-item>
            <text:list-item>
              <text:p text:style-name="P2">use ./manage.py generate_secret_key </text:p>
            </text:list-item>
          </text:list>
        </text:list-item>
        <text:list-item>
          <text:p text:style-name="P2"><text:span text:style-name="T1">on webfaction</text:span> in website/applications</text:p>
          <text:list>
            <text:list-item>
              <text:p text:style-name="P2">add Django 1.4.22 (mod_wsgi 4.4.21/Python 2.7) </text:p>
              <text:list>
                <text:list-item>
                  <text:p text:style-name="P2">name it django</text:p>
                </text:list-item>
              </text:list>
            </text:list-item>
            <text:list-item>
              <text:p text:style-name="P2">add to name website </text:p>
            </text:list-item>
          </text:list>
        </text:list-item>
        <text:list-item>
          <text:p text:style-name="P2">ssh name@name.webfactional.com</text:p>
        </text:list-item>
        <text:list-item>
          <text:p text:style-name="P2">in django:</text:p>
          <text:list>
            <text:list-item>
              <text:p text:style-name="P2">git clone <text:a xlink:type="simple" xlink:href="https://github.com/valnet/valuenetwork.git" office:target-frame-name="_blank" xlink:show="new">https://github.com/valnet/valuenetwork.git</text:a> </text:p>
            </text:list-item>
          </text:list>
        </text:list-item>
        <text:list-item>
          <text:p text:style-name="P2">email:</text:p>
          <text:list>
            <text:list-item>
              <text:p text:style-name="P2">create new mailbox, discard junk mail </text:p>
            </text:list-item>
            <text:list-item>
              <text:p text:style-name="P2">set up mailer@name.webfactional.com </text:p>
              <text:list>
                <text:list-item>
                  <text:p text:style-name="P2">forward to me </text:p>
                </text:list-item>
              </text:list>
            </text:list-item>
          </text:list>
        </text:list-item>
        <text:list-item>
          <text:p text:style-name="P2">change crontab </text:p>
        </text:list-item>
        <text:list-item>
          <text:p text:style-name="P2">These next items are about how Webfaction serves static files, see https://docs.webfaction.com/software/static.html?highlight=static#serving-static-media</text:p>
        </text:list-item>
        <text:list-item>
          <text:p text:style-name="P4">set up site_media </text:p>
        </text:list-item>
        <text:list-item>
          <text:p text:style-name="P4">site_media Symbolic link to static-only app </text:p>
        </text:list-item>
        <text:list-item>
          <text:p text:style-name="P4">extra: /home/name/webapps/django/valuenetwork/valuenetwork/site_media/media</text:p>
        </text:list-item>
        <text:list-item>
          <text:p text:style-name="P4">and static </text:p>
        </text:list-item>
        <text:list-item>
          <text:p text:style-name="P4">static Static only (no .htaccess)</text:p>
        </text:list-item>
        <text:list-item>
          <text:p text:style-name="P2">website apps: </text:p>
          <text:list>
            <text:list-item>
              <text:p text:style-name="P2">django (Django on /) </text:p>
            </text:list-item>
            <text:list-item>
              <text:p text:style-name="P2">site_media (Symbolic on /site_media) </text:p>
            </text:list-item>
            <text:list-item>
              <text:p text:style-name="P2">static (Static on /static) </text:p>
            </text:list-item>
            <text:list-item>
              <text:p text:style-name="P2">in valuenetwork</text:p>
            </text:list-item>
            <text:list-item>
              <text:p text:style-name="P2">pip install –no-use-wheel –trusted-host dist.pinaxproject.com -r noenv_requirements.txt</text:p>
              <text:list>
                <text:list-item>
                  <text:p text:style-name="P2">pip uninstall Django==1.8.6 or some other later version of django that some requirement decided to install for you</text:p>
                </text:list-item>
              </text:list>
            </text:list-item>
            <text:list-item>
              <text:p text:style-name="P2">pip install –no-deps easy_thumbnails</text:p>
            </text:list-item>
            <text:list-item>
              <text:p text:style-name="P2">./ manage.py collectstatic</text:p>
            </text:list-item>
            <text:list-item>
              <text:p text:style-name="P2">sftp'ed db </text:p>
            </text:list-item>
          </text:list>
        </text:list-item>
        <text:list-item>
          <text:p text:style-name="P2">in django</text:p>
          <text:list>
            <text:list-item>
              <text:p text:style-name="P2">apache2/bin/restart </text:p>
            </text:list-item>
          </text:list>
        </text:list-item>
        <text:list-item>
          <text:p text:style-name="P1">go to <text:a xlink:type="simple" xlink:href="http://roanokecc.webfactional.com/" office:target-frame-name="_blank" xlink:show="new">http://name.webfactional.com/</text:a> [yay!]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6-05-05T10:03:26</meta:creation-date>
    <dc:date>2016-05-05T10:13:19</dc:date>
    <dc:creator>bob </dc:creator>
    <meta:editing-duration>P0D</meta:editing-duration>
    <meta:editing-cycles>1</meta:editing-cycles>
    <meta:document-statistic meta:table-count="0" meta:image-count="0" meta:object-count="0" meta:page-count="1" meta:paragraph-count="38" meta:word-count="190" meta:character-count="1401" meta:non-whitespace-character-count="1266"/>
    <meta:generator>LibreOffice/3.5$Linux_X86_64 LibreOffice_project/350m1$Build-2</meta:generator>
  </office:meta>
</office:document-meta>
</file>